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79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 style:data-style-name="N8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Release number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94">
            <text:p>94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>
            <text:p>Release date</text:p>
          </table:table-cell>
          <table:table-cell table:style-name="ce3" office:value-type="date" office:date-value="2013-01-16">
            <text:p>2013-01-16</text:p>
          </table:table-cell>
          <table:table-cell table:style-name="ce3" office:value-type="date" office:date-value="2013-02-11">
            <text:p>2013-02-11</text:p>
          </table:table-cell>
          <table:table-cell table:style-name="ce3" office:value-type="date" office:date-value="2013-03-12">
            <text:p>2013-03-12</text:p>
          </table:table-cell>
          <table:table-cell table:style-name="ce3" office:value-type="date" office:date-value="2013-04-22">
            <text:p>2013-04-22</text:p>
          </table:table-cell>
          <table:table-cell table:style-name="ce3" office:value-type="date" office:date-value="2013-05-15">
            <text:p>2013-05-15</text:p>
          </table:table-cell>
          <table:table-cell table:style-name="ce3" office:value-type="date" office:date-value="2013-06-06">
            <text:p>2013-06-06</text:p>
          </table:table-cell>
          <table:table-cell table:style-name="ce3" office:value-type="date" office:date-value="2013-08-06">
            <text:p>2013-08-06</text:p>
          </table:table-cell>
          <table:table-cell table:style-name="ce3" office:value-type="date" office:date-value="2013-09-04">
            <text:p>2013-09-04</text:p>
          </table:table-cell>
          <table:table-cell table:style-name="ce3" office:value-type="date" office:date-value="2013-10-16">
            <text:p>2013-10-16</text:p>
          </table:table-cell>
          <table:table-cell table:style-name="ce3" office:value-type="date" office:date-value="2013-11-14">
            <text:p>2013-11-14</text:p>
          </table:table-cell>
          <table:table-cell table:style-name="ce3" office:value-type="date" office:date-value="2013-12-11">
            <text:p>2013-12-11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style-name="ce1" office:value-type="string">
            <text:p>Classes</text:p>
          </table:table-cell>
          <table:table-cell table:number-columns-repeated="11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Subclasses</text:p>
          </table:table-cell>
          <table:table-cell table:number-columns-repeated="11" office:value-type="float" office:value="69">
            <text:p>6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ubSubclasses</text:p>
          </table:table-cell>
          <table:table-cell table:number-columns-repeated="6" office:value-type="float" office:value="287">
            <text:p>287</text:p>
          </table:table-cell>
          <table:table-cell table:number-columns-repeated="2" table:style-name="ce4" office:value-type="float" office:value="287">
            <text:p>287</text:p>
          </table:table-cell>
          <table:table-cell table:number-columns-repeated="3"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ynonyms</text:p>
          </table:table-cell>
          <table:table-cell table:style-name="ce2" office:value-type="float" office:value="19432">
            <text:p>19432</text:p>
          </table:table-cell>
          <table:table-cell office:value-type="float" office:value="19432">
            <text:p>19432</text:p>
          </table:table-cell>
          <table:table-cell office:value-type="float" office:value="19534">
            <text:p>19534</text:p>
          </table:table-cell>
          <table:table-cell office:value-type="float" office:value="19535">
            <text:p>19535</text:p>
          </table:table-cell>
          <table:table-cell office:value-type="float" office:value="19556">
            <text:p>19556</text:p>
          </table:table-cell>
          <table:table-cell office:value-type="float" office:value="19677">
            <text:p>19677</text:p>
          </table:table-cell>
          <table:table-cell table:style-name="ce4" office:value-type="float" office:value="19844">
            <text:p>19844</text:p>
          </table:table-cell>
          <table:table-cell table:style-name="ce4" office:value-type="float" office:value="19877">
            <text:p>19877</text:p>
          </table:table-cell>
          <table:table-cell office:value-type="float" office:value="19889">
            <text:p>19889</text:p>
          </table:table-cell>
          <table:table-cell office:value-type="float" office:value="20007">
            <text:p>20007</text:p>
          </table:table-cell>
          <table:table-cell office:value-type="float" office:value="20021">
            <text:p>20021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Enzymes by status:</text:p>
          </table:table-cell>
          <table:table-cell table:style-name="ce2"/>
          <table:table-cell table:number-columns-repeated="5"/>
          <table:table-cell table:style-name="ce4" table:number-columns-repeated="2"/>
          <table:table-cell table:number-columns-repeated="1015"/>
        </table:table-row>
        <table:table-row table:style-name="ro2">
          <table:table-cell table:style-name="ce2" office:value-type="string">
            <text:p>APPROVED (active)</text:p>
          </table:table-cell>
          <table:table-cell table:style-name="ce2" office:value-type="float" office:value="5022">
            <text:p>5022</text:p>
          </table:table-cell>
          <table:table-cell office:value-type="float" office:value="5022">
            <text:p>5022</text:p>
          </table:table-cell>
          <table:table-cell table:number-columns-repeated="2" office:value-type="float" office:value="5076">
            <text:p>5076</text:p>
          </table:table-cell>
          <table:table-cell office:value-type="float" office:value="5085">
            <text:p>5085</text:p>
          </table:table-cell>
          <table:table-cell office:value-type="float" office:value="5132">
            <text:p>5132</text:p>
          </table:table-cell>
          <table:table-cell table:style-name="ce4" office:value-type="float" office:value="5191">
            <text:p>5191</text:p>
          </table:table-cell>
          <table:table-cell table:style-name="ce4" office:value-type="float" office:value="5203">
            <text:p>5203</text:p>
          </table:table-cell>
          <table:table-cell office:value-type="float" office:value="5204">
            <text:p>5204</text:p>
          </table:table-cell>
          <table:table-cell table:number-columns-repeated="2" office:value-type="float" office:value="5246">
            <text:p>524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36">
            <text:p>836</text:p>
          </table:table-cell>
          <table:table-cell office:value-type="float" office:value="836">
            <text:p>836</text:p>
          </table:table-cell>
          <table:table-cell table:number-columns-repeated="3" office:value-type="float" office:value="844">
            <text:p>844</text:p>
          </table:table-cell>
          <table:table-cell office:value-type="float" office:value="857">
            <text:p>857</text:p>
          </table:table-cell>
          <table:table-cell table:number-columns-repeated="3" office:value-type="float" office:value="863">
            <text:p>863</text:p>
          </table:table-cell>
          <table:table-cell table:number-columns-repeated="2" office:value-type="float" office:value="868">
            <text:p>86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29">
            <text:p>129</text:p>
          </table:table-cell>
          <table:table-cell table:number-columns-repeated="2" office:value-type="float" office:value="130">
            <text:p>13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OPOSED (inactive)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ce2" office:value-type="float" office:value="39">
            <text:p>39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UGGESTED (inactive)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Xref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2" office:value-type="float" office:value="1690">
            <text:p>1690</text:p>
          </table:table-cell>
          <table:table-cell table:number-columns-repeated="3" office:value-type="float" office:value="1708">
            <text:p>1708</text:p>
          </table:table-cell>
          <table:table-cell office:value-type="float" office:value="1709">
            <text:p>1709</text:p>
          </table:table-cell>
          <table:table-cell table:number-columns-repeated="3" office:value-type="float" office:value="1711">
            <text:p>1711</text:p>
          </table:table-cell>
          <table:table-cell office:value-type="float" office:value="1715">
            <text:p>1715</text:p>
          </table:table-cell>
          <table:table-cell office:value-type="float" office:value="1725">
            <text:p>172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O</text:p>
          </table:table-cell>
          <table:table-cell table:number-columns-repeated="2" office:value-type="float" office:value="4002">
            <text:p>4002</text:p>
          </table:table-cell>
          <table:table-cell office:value-type="float" office:value="3995">
            <text:p>3995</text:p>
          </table:table-cell>
          <table:table-cell office:value-type="float" office:value="3997">
            <text:p>3997</text:p>
          </table:table-cell>
          <table:table-cell office:value-type="float" office:value="4000">
            <text:p>4000</text:p>
          </table:table-cell>
          <table:table-cell office:value-type="float" office:value="3996">
            <text:p>3996</text:p>
          </table:table-cell>
          <table:table-cell table:number-columns-repeated="3" office:value-type="float" office:value="3988">
            <text:p>3988</text:p>
          </table:table-cell>
          <table:table-cell office:value-type="float" office:value="3983">
            <text:p>3983</text:p>
          </table:table-cell>
          <table:table-cell office:value-type="float" office:value="3988">
            <text:p>398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5" office:value-type="float" office:value="1442">
            <text:p>1442</text:p>
          </table:table-cell>
          <table:table-cell office:value-type="float" office:value="1441">
            <text:p>1441</text:p>
          </table:table-cell>
          <table:table-cell table:number-columns-repeated="5" office:value-type="float" office:value="1442">
            <text:p>1442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19639">
            <text:p>219639</text:p>
          </table:table-cell>
          <table:table-cell office:value-type="float" office:value="220337">
            <text:p>220337</text:p>
          </table:table-cell>
          <table:table-cell office:value-type="float" office:value="220070">
            <text:p>220070</text:p>
          </table:table-cell>
          <table:table-cell office:value-type="float" office:value="220197">
            <text:p>220197</text:p>
          </table:table-cell>
          <table:table-cell office:value-type="float" office:value="221467">
            <text:p>221467</text:p>
          </table:table-cell>
          <table:table-cell office:value-type="float" office:value="221394">
            <text:p>221394</text:p>
          </table:table-cell>
          <table:table-cell office:value-type="float" office:value="221105">
            <text:p>221105</text:p>
          </table:table-cell>
          <table:table-cell office:value-type="float" office:value="221109">
            <text:p>221109</text:p>
          </table:table-cell>
          <table:table-cell office:value-type="float" office:value="224018">
            <text:p>224018</text:p>
          </table:table-cell>
          <table:table-cell office:value-type="float" office:value="224015">
            <text:p>224015</text:p>
          </table:table-cell>
          <table:table-cell office:value-type="float" office:value="224132">
            <text:p>22413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Xref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2" office:value-type="float" office:value="544">
            <text:p>544</text:p>
          </table:table-cell>
          <table:table-cell table:number-columns-repeated="3" office:value-type="float" office:value="550">
            <text:p>550</text:p>
          </table:table-cell>
          <table:table-cell office:value-type="float" office:value="551">
            <text:p>551</text:p>
          </table:table-cell>
          <table:table-cell table:number-columns-repeated="3" office:value-type="float" office:value="552">
            <text:p>552</text:p>
          </table:table-cell>
          <table:table-cell office:value-type="float" office:value="555">
            <text:p>555</text:p>
          </table:table-cell>
          <table:table-cell office:value-type="float" office:value="560">
            <text:p>56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O</text:p>
          </table:table-cell>
          <table:table-cell table:number-columns-repeated="2" office:value-type="float" office:value="3975">
            <text:p>3975</text:p>
          </table:table-cell>
          <table:table-cell office:value-type="float" office:value="3968">
            <text:p>3968</text:p>
          </table:table-cell>
          <table:table-cell office:value-type="float" office:value="3970">
            <text:p>3970</text:p>
          </table:table-cell>
          <table:table-cell office:value-type="float" office:value="3973">
            <text:p>3973</text:p>
          </table:table-cell>
          <table:table-cell office:value-type="float" office:value="3969">
            <text:p>3969</text:p>
          </table:table-cell>
          <table:table-cell table:number-columns-repeated="3" office:value-type="float" office:value="3962">
            <text:p>3962</text:p>
          </table:table-cell>
          <table:table-cell office:value-type="float" office:value="3958">
            <text:p>3958</text:p>
          </table:table-cell>
          <table:table-cell office:value-type="float" office:value="3959">
            <text:p>395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11" office:value-type="float" office:value="466">
            <text:p>46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08827">
            <text:p>208827</text:p>
          </table:table-cell>
          <table:table-cell office:value-type="float" office:value="209369">
            <text:p>209369</text:p>
          </table:table-cell>
          <table:table-cell office:value-type="float" office:value="209091">
            <text:p>209091</text:p>
          </table:table-cell>
          <table:table-cell office:value-type="float" office:value="209205">
            <text:p>209205</text:p>
          </table:table-cell>
          <table:table-cell office:value-type="float" office:value="210424">
            <text:p>210424</text:p>
          </table:table-cell>
          <table:table-cell office:value-type="float" office:value="210337">
            <text:p>210337</text:p>
          </table:table-cell>
          <table:table-cell office:value-type="float" office:value="210037">
            <text:p>210037</text:p>
          </table:table-cell>
          <table:table-cell office:value-type="float" office:value="210041">
            <text:p>210041</text:p>
          </table:table-cell>
          <table:table-cell office:value-type="float" office:value="212487">
            <text:p>212487</text:p>
          </table:table-cell>
          <table:table-cell office:value-type="float" office:value="212484">
            <text:p>212484</text:p>
          </table:table-cell>
          <table:table-cell office:value-type="float" office:value="212590">
            <text:p>212590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375">
            <text:p>3375</text:p>
          </table:table-cell>
          <table:table-cell table:number-columns-repeated="3" office:value-type="float" office:value="3368">
            <text:p>3368</text:p>
          </table:table-cell>
          <table:table-cell office:value-type="float" office:value="3364">
            <text:p>3364</text:p>
          </table:table-cell>
          <table:table-cell office:value-type="float" office:value="3360">
            <text:p>3360</text:p>
          </table:table-cell>
          <table:table-cell table:number-columns-repeated="2" office:value-type="float" office:value="3359">
            <text:p>3359</text:p>
          </table:table-cell>
          <table:table-cell table:number-columns-repeated="2" office:value-type="float" office:value="3354">
            <text:p>335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11" office:value-type="float" office:value="344">
            <text:p>34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6" office:value-type="float" office:value="352">
            <text:p>352</text:p>
          </table:table-cell>
          <table:table-cell table:number-columns-repeated="5" office:value-type="float" office:value="351">
            <text:p>35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6" office:value-type="float" office:value="218">
            <text:p>218</text:p>
          </table:table-cell>
          <table:table-cell table:number-columns-repeated="5" office:value-type="float" office:value="217">
            <text:p>21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WIT</text:p>
          </table:table-cell>
          <table:table-cell table:number-columns-repeated="2" office:value-type="float" office:value="710">
            <text:p>710</text:p>
          </table:table-cell>
          <table:table-cell office:value-type="float" office:value="704">
            <text:p>704</text:p>
          </table:table-cell>
          <table:table-cell office:value-type="float" office:value="700">
            <text:p>700</text:p>
          </table:table-cell>
          <table:table-cell office:value-type="float" office:value="699">
            <text:p>699</text:p>
          </table:table-cell>
          <table:table-cell office:value-type="float" office:value="696">
            <text:p>696</text:p>
          </table:table-cell>
          <table:table-cell office:value-type="float" office:value="694">
            <text:p>694</text:p>
          </table:table-cell>
          <table:table-cell office:value-type="float" office:value="688">
            <text:p>688</text:p>
          </table:table-cell>
          <table:table-cell office:value-type="float" office:value="684">
            <text:p>684</text:p>
          </table:table-cell>
          <table:table-cell office:value-type="float" office:value="674">
            <text:p>674</text:p>
          </table:table-cell>
          <table:table-cell office:value-type="float" office:value="671">
            <text:p>671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207">
            <text:p>3207</text:p>
          </table:table-cell>
          <table:table-cell table:number-columns-repeated="3" office:value-type="float" office:value="3201">
            <text:p>3201</text:p>
          </table:table-cell>
          <table:table-cell office:value-type="float" office:value="3197">
            <text:p>3197</text:p>
          </table:table-cell>
          <table:table-cell table:number-columns-repeated="3" office:value-type="float" office:value="3193">
            <text:p>3193</text:p>
          </table:table-cell>
          <table:table-cell table:number-columns-repeated="2" office:value-type="float" office:value="3190">
            <text:p>319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11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11" office:value-type="float" office:value="337">
            <text:p>33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11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9" office:value-type="float" office:value="74">
            <text:p>74</text:p>
          </table:table-cell>
          <table:table-cell table:number-columns-repeated="2" office:value-type="float" office:value="71">
            <text:p>7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55">
            <text:p>655</text:p>
          </table:table-cell>
          <table:table-cell office:value-type="float" office:value="655">
            <text:p>655</text:p>
          </table:table-cell>
          <table:table-cell office:value-type="float" office:value="650">
            <text:p>650</text:p>
          </table:table-cell>
          <table:table-cell office:value-type="float" office:value="646">
            <text:p>646</text:p>
          </table:table-cell>
          <table:table-cell office:value-type="float" office:value="645">
            <text:p>645</text:p>
          </table:table-cell>
          <table:table-cell office:value-type="float" office:value="642">
            <text:p>642</text:p>
          </table:table-cell>
          <table:table-cell office:value-type="float" office:value="641">
            <text:p>641</text:p>
          </table:table-cell>
          <table:table-cell office:value-type="float" office:value="635">
            <text:p>635</text:p>
          </table:table-cell>
          <table:table-cell office:value-type="float" office:value="631">
            <text:p>631</text:p>
          </table:table-cell>
          <table:table-cell office:value-type="float" office:value="624">
            <text:p>624</text:p>
          </table:table-cell>
          <table:table-cell office:value-type="float" office:value="622">
            <text:p>622</text:p>
          </table:table-cell>
          <table:table-cell table:number-columns-repeated="101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enzyme.da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>
            <text:p>approved</text:p>
          </table:table-cell>
          <table:table-cell table:style-name="ce2" table:formula="of:=SUM([.B8:.B9])" office:value-type="float" office:value="5858">
            <text:p>5858</text:p>
          </table:table-cell>
          <table:table-cell table:style-name="ce2" table:formula="of:=SUM([.C8:.C9])" office:value-type="float" office:value="5858">
            <text:p>5858</text:p>
          </table:table-cell>
          <table:table-cell table:style-name="ce2" table:formula="of:=SUM([.D8:.D9])" office:value-type="float" office:value="5920">
            <text:p>5920</text:p>
          </table:table-cell>
          <table:table-cell table:style-name="ce2" table:formula="of:=SUM([.E8:.E9])" office:value-type="float" office:value="5920">
            <text:p>5920</text:p>
          </table:table-cell>
          <table:table-cell table:style-name="ce2" table:formula="of:=SUM([.F8:.F9])" office:value-type="float" office:value="5929">
            <text:p>5929</text:p>
          </table:table-cell>
          <table:table-cell table:style-name="ce2" table:formula="of:=SUM([.G8:.G9])" office:value-type="float" office:value="5989">
            <text:p>5989</text:p>
          </table:table-cell>
          <table:table-cell table:style-name="ce2" table:formula="of:=SUM([.H8:.H9])" office:value-type="float" office:value="6054">
            <text:p>6054</text:p>
          </table:table-cell>
          <table:table-cell table:style-name="ce2" table:formula="of:=SUM([.I8:.I9])" office:value-type="float" office:value="6066">
            <text:p>6066</text:p>
          </table:table-cell>
          <table:table-cell table:style-name="ce2" table:formula="of:=SUM([.J8:.J9])" office:value-type="float" office:value="6067">
            <text:p>6067</text:p>
          </table:table-cell>
          <table:table-cell table:style-name="ce2" table:formula="of:=SUM([.K8:.K9])" office:value-type="float" office:value="6114">
            <text:p>6114</text:p>
          </table:table-cell>
          <table:table-cell table:style-name="ce2" table:formula="of:=SUM([.L8:.L9])" office:value-type="float" office:value="6114">
            <text:p>6114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formula="of:=SUM([.N8:.N9])" office:value-type="float" office:value="0">
            <text:p>0</text:p>
          </table:table-cell>
          <table:table-cell table:style-name="ce2" table:formula="of:=SUM([.O8:.O9])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184">
            <text:p>184</text:p>
          </table:table-cell>
          <table:table-cell table:style-name="ce2" table:formula="of:=SUM([.C10:.C11])" office:value-type="float" office:value="184">
            <text:p>184</text:p>
          </table:table-cell>
          <table:table-cell table:style-name="ce2" table:formula="of:=SUM([.D10:.D11])" office:value-type="float" office:value="184">
            <text:p>184</text:p>
          </table:table-cell>
          <table:table-cell table:style-name="ce2" table:formula="of:=SUM([.E10:.E11])" office:value-type="float" office:value="194">
            <text:p>194</text:p>
          </table:table-cell>
          <table:table-cell table:style-name="ce2" table:formula="of:=SUM([.F10:.F11])" office:value-type="float" office:value="197">
            <text:p>197</text:p>
          </table:table-cell>
          <table:table-cell table:style-name="ce2" table:formula="of:=SUM([.G10:.G11])" office:value-type="float" office:value="198">
            <text:p>198</text:p>
          </table:table-cell>
          <table:table-cell table:style-name="ce2" table:formula="of:=SUM([.H10:.H11])" office:value-type="float" office:value="199">
            <text:p>199</text:p>
          </table:table-cell>
          <table:table-cell table:style-name="ce2" table:formula="of:=SUM([.I10:.I11])" office:value-type="float" office:value="200">
            <text:p>200</text:p>
          </table:table-cell>
          <table:table-cell table:style-name="ce2" table:formula="of:=SUM([.J10:.J11])" office:value-type="float" office:value="202">
            <text:p>202</text:p>
          </table:table-cell>
          <table:table-cell table:style-name="ce2" table:formula="of:=SUM([.K10:.K11])" office:value-type="float" office:value="202">
            <text:p>202</text:p>
          </table:table-cell>
          <table:table-cell table:style-name="ce2" table:formula="of:=SUM([.L10:.L11])" office:value-type="float" office:value="202">
            <text:p>202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formula="of:=SUM([.N10:.N11])" office:value-type="float" office:value="0">
            <text:p>0</text:p>
          </table:table-cell>
          <table:table-cell table:style-name="ce2" table:formula="of:=SUM([.O10:.O11])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proposed</text:p>
          </table:table-cell>
          <table:table-cell table:style-name="ce2" table:formula="of:=[.B12]" office:value-type="float" office:value="1">
            <text:p>1</text:p>
          </table:table-cell>
          <table:table-cell table:style-name="ce2" table:formula="of:=[.C12]" office:value-type="float" office:value="1">
            <text:p>1</text:p>
          </table:table-cell>
          <table:table-cell table:style-name="ce2" table:formula="of:=[.D14]" office:value-type="float" office:value="1">
            <text:p>1</text:p>
          </table:table-cell>
          <table:table-cell table:style-name="ce2" table:formula="of:=[.E14]" office:value-type="float" office:value="1">
            <text:p>1</text:p>
          </table:table-cell>
          <table:table-cell table:style-name="ce2" table:formula="of:=[.F14]" office:value-type="float" office:value="74">
            <text:p>74</text:p>
          </table:table-cell>
          <table:table-cell table:style-name="ce2" table:formula="of:=[.G14]" office:value-type="float" office:value="3">
            <text:p>3</text:p>
          </table:table-cell>
          <table:table-cell table:style-name="ce2" table:formula="of:=[.H14]" office:value-type="float" office:value="18">
            <text:p>18</text:p>
          </table:table-cell>
          <table:table-cell table:style-name="ce2" table:formula="of:=[.I14]" office:value-type="float" office:value="3">
            <text:p>3</text:p>
          </table:table-cell>
          <table:table-cell table:style-name="ce2" table:formula="of:=[.J14]" office:value-type="float" office:value="64">
            <text:p>64</text:p>
          </table:table-cell>
          <table:table-cell table:style-name="ce2" table:formula="of:=[.K14]" office:value-type="float" office:value="1">
            <text:p>1</text:p>
          </table:table-cell>
          <table:table-cell table:style-name="ce2" table:formula="of:=[.L14]" office:value-type="float" office:value="51">
            <text:p>51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formula="of:=[.N12]" office:value-type="float" office:value="0">
            <text:p>0</text:p>
          </table:table-cell>
          <table:table-cell table:style-name="ce2" table:formula="of:=[.O12]" office:value-type="float" office:value="0">
            <text:p>0</text:p>
          </table:table-cell>
          <table:table-cell table:style-name="ce2" table:number-columns-repeated="1009"/>
        </table:table-row>
        <table:table-row table:style-name="ro1" table:number-rows-repeated="65491">
          <table:table-cell table:style-name="ce1" table:number-columns-repeated="2"/>
          <table:table-cell table:number-columns-repeated="102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>
            <draw:frame table:end-cell-address="'Enzyme entries'.N26" table:end-x="0.26cm" table:end-y="0.008cm" draw:z-index="0" draw:style-name="gr1" svg:width="32.222cm" svg:height="10.651cm" svg:x="0.46cm" svg:y="0.01cm">
              <draw:object draw:notify-on-update-of-ranges="Table.B1:Table.L1 Table.A8:Table.A8 Table.B8:Table.L8 Table.A9:Table.A9 Table.B9:Table.L9 Table.A10:Table.A10 Table.B10:Table.L10 Table.A11:Table.A11 Table.B11:Table.L11 Table.A12:Table.A12 Table.B12:Table.L12 Table.A13:Table.A13 Table.B13:Table.L13 Table.A14:Table.A14 Table.B14:Table.L14 Table.A15:Table.A15 Table.B15:Table.L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"/>
          <table:table-cell table:number-columns-repeated="4"/>
          <table:table-cell table:style-name="ce10"/>
          <table:table-cell table:style-name="ce13" table:number-columns-repeated="2"/>
          <table:table-cell table:number-columns-repeated="1014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3"/>
          <table:table-cell table:style-name="ce8"/>
          <table:table-cell table:style-name="ce11" table:number-columns-repeated="2"/>
          <table:table-cell table:style-name="ce13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/>
          <table:table-cell table:style-name="ce7"/>
          <table:table-cell/>
          <table:table-cell table:style-name="ce8"/>
          <table:table-cell table:style-name="ce11" table:number-columns-repeated="2"/>
          <table:table-cell table:style-name="ce13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3"/>
          <table:table-cell table:number-columns-repeated="2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3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13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/>
          <table:table-cell table:style-name="ce5"/>
          <table:table-cell table:style-name="ce7"/>
          <table:table-cell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/>
          <table:table-cell/>
          <table:table-cell table:style-name="ce9"/>
          <table:table-cell table:style-name="ce12"/>
          <table:table-cell table:number-columns-repeated="2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9"/>
          <table:table-cell table:style-name="ce12"/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9"/>
          <table:table-cell table:style-name="ce12"/>
          <table:table-cell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1014"/>
        </table:table-row>
        <table:table-row table:style-name="ro3" table:number-rows-repeated="6">
          <table:table-cell table:number-columns-repeated="2"/>
          <table:table-cell table:style-name="ce6"/>
          <table:table-cell table:number-columns-repeated="1021"/>
        </table:table-row>
        <table:table-row table:style-name="ro4">
          <table:table-cell table:number-columns-repeated="2"/>
          <table:table-cell table:style-name="ce6"/>
          <table:table-cell table:number-columns-repeated="9"/>
          <table:table-cell table:style-name="ce5"/>
          <table:table-cell table:style-name="ce7"/>
          <table:table-cell table:style-name="ce7" office:value-type="string">
            <text:p>  </text:p>
          </table:table-cell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>
          <table:table-cell>
            <draw:frame table:end-cell-address="'Enzyme entries'.N50" table:end-x="0.331cm" table:end-y="0.008cm" draw:z-index="1" draw:style-name="gr1" svg:width="32.33cm" svg:height="10.384cm" svg:x="0.423cm" svg:y="0.251cm">
              <draw:object draw:notify-on-update-of-ranges="Table.B1:Table.L1 Table.A43:Table.A43 Table.B43:Table.L43 Table.A44:Table.A44 Table.B44:Table.L44 Table.A45:Table.A45 Table.B45:Table.L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/>
          <table:table-cell table:style-name="ce7"/>
          <table:table-cell table:number-columns-repeated="1021"/>
        </table:table-row>
        <table:table-row table:style-name="ro3" table:number-rows-repeated="4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 table:number-rows-repeated="65506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 table:style-name="ce6">
            <draw:frame table:end-cell-address="links.O24" table:end-x="1.885cm" table:end-y="0.031cm" draw:z-index="0" draw:style-name="gr1" svg:width="33.229cm" svg:height="10.566cm" svg:x="0cm" svg:y="0.156cm">
              <draw:object draw:notify-on-update-of-ranges="Table.B1:Table.L1 Table.A27:Table.A27 Table.B27:Table.L27 Table.A28:Table.A28 Table.B28:Table.L28 Table.A29:Table.A29 Table.B29:Table.L29 Table.A30:Table.A30 Table.B30:Table.L30 Table.A31:Table.A31 Table.B31:Table.L31 Table.A32:Table.A32 Table.B32:Table.L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6">
          <table:table-cell table:style-name="ce6"/>
          <table:table-cell table:number-columns-repeated="5"/>
          <table:table-cell table:style-name="ce13"/>
          <table:table-cell table:style-name="ce10"/>
          <table:table-cell table:number-columns-repeated="1016"/>
        </table:table-row>
        <table:table-row table:style-name="ro3" table:number-rows-repeated="2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5" table:number-rows-repeated="6">
          <table:table-cell table:style-name="ce6"/>
          <table:table-cell table:number-columns-repeated="5"/>
          <table:table-cell table:style-name="ce14"/>
          <table:table-cell table:style-name="ce5"/>
          <table:table-cell table:number-columns-repeated="1016"/>
        </table:table-row>
        <table:table-row table:style-name="ro3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3" table:number-rows-repeated="65519">
          <table:table-cell table:style-name="ce6"/>
          <table:table-cell table:number-columns-repeated="102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>
            <draw:frame table:end-cell-address="xrefs.O23" table:end-x="1.365cm" table:end-y="0.399cm" draw:z-index="0" draw:name="Unique external cross-referenced entries" draw:style-name="gr1" svg:width="31.237cm" svg:height="10.17cm" svg:x="0.813cm" svg:y="0.054cm">
              <draw:object draw:notify-on-update-of-ranges="Table.B1:Table.L1 Table.A25:Table.A25 Table.B25:Table.L25 Table.A24:Table.A24 Table.B24:Table.L24 Table.A23:Table.A23 Table.B23:Table.L23 Table.A22:Table.A22 Table.B22:Table.L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table:number-columns-repeated="2"/>
          <table:table-cell table:number-columns-repeated="2"/>
          <table:table-cell table:style-name="ce13"/>
          <table:table-cell table:style-name="ce10" table:number-columns-repeated="2"/>
          <table:table-cell table:number-columns-repeated="1016"/>
        </table:table-row>
        <table:table-row table:style-name="ro5">
          <table:table-cell table:number-columns-repeated="5"/>
          <table:table-cell table:style-name="ce15"/>
          <table:table-cell table:style-name="ce14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5"/>
          <table:table-cell/>
          <table:table-cell table:style-name="ce16"/>
          <table:table-cell table:style-name="ce17" table:number-columns-repeated="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5"/>
          <table:table-cell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xrefs.O48" table:end-x="1.449cm" table:end-y="0.253cm" draw:z-index="1" draw:style-name="gr1" svg:width="31.249cm" svg:height="10.463cm" svg:x="0.885cm" svg:y="0.416cm">
              <draw:object draw:notify-on-update-of-ranges="Table.B1:Table.L1 Table.A20:Table.A20 Table.B20:Table.L20 Table.A19:Table.A19 Table.B19:Table.L19 Table.A18:Table.A18 Table.B18:Table.L18 Table.A17:Table.A17 Table.B17:Table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3">
          <table:table-cell>
            <draw:frame table:end-cell-address="Synonyms.N25" table:end-x="0.229cm" table:end-y="0.246cm" draw:z-index="0" draw:style-name="gr1" svg:width="30.488cm" svg:height="10.816cm" svg:x="0.165cm" svg:y="0.144cm">
              <draw:object draw:notify-on-update-of-ranges="Table.B1:Table.L1 Table.B6:Table.L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8"/>
          <table:table-cell table:style-name="ce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textual="true"/>
      <number:text> </number:text>
      <number:year/>
    </number:date-style>
    <number:number-style style:name="N120">
      <number:text>Rel. </number:text>
      <number:number number:decimal-places="0" number:min-integer-digits="0"/>
    </number:number-style>
    <number:currency-style style:name="N122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 style:data-style-name="N2" text:time-value="0000-00-00T09:01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3-12-18T09:11:54</dc:date>
    <meta:print-date>1601-01-02T00:00:00</meta:print-date>
    <meta:editing-cycles>122</meta:editing-cycles>
    <meta:editing-duration>PT23H17M2S</meta:editing-duration>
    <meta:generator>LibreOffice/4.0.6.2$MacOSX_x86 LibreOffice_project/2e2573268451a50806fcd60ae2d9fe01dd0ce24</meta:generator>
    <meta:document-statistic meta:table-count="5" meta:cell-count="432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223cm" svg:height="10.652cm" xlink:href=".." xlink:type="simple" chart:class="chart:bar" chart:style-name="ch1">
        <chart:title svg:x="11.532cm" svg:y="0.149cm" chart:style-name="ch2">
          <text:p>Enzyme entries (IntEnz)</text:p>
        </chart:title>
        <chart:legend chart:legend-position="end" svg:x="25.814cm" svg:y="2.729cm" style:legend-expansion="high" chart:style-name="ch3"/>
        <chart:plot-area chart:style-name="ch4" table:cell-range-address="Table.B1:Table.L1 Table.A8:Table.L15" chart:data-source-has-labels="both" svg:x="1.789cm" svg:y="0.932cm" svg:width="23.065cm" svg:height="8.378cm">
          <chartooo:coordinate-region svg:x="2.922cm" svg:y="1.127cm" svg:width="21.932cm" svg:height="7.544cm"/>
          <chart:axis chart:dimension="x" chart:name="primary-x" chart:style-name="ch5" chartooo:axis-type="text">
            <chart:title svg:x="12.735cm" svg:y="9.524cm" chart:style-name="ch6">
              <text:p>release</text:p>
            </chart:title>
            <chart:categories table:cell-range-address="Table.B1:Table.L1"/>
          </chart:axis>
          <chart:axis chart:dimension="y" chart:name="primary-y" chart:style-name="ch7">
            <chart:title svg:x="0.663cm" svg:y="6.413cm" chart:style-name="ch8">
              <text:p>Number of entries</text:p>
            </chart:title>
            <chart:grid chart:class="major"/>
          </chart:axis>
          <chart:series chart:style-name="ch9" chart:values-cell-range-address="Table.B8:Table.L8" chart:label-cell-address="Table.A8:Table.A8" chart:class="chart:bar">
            <chart:data-point chart:repeated="11"/>
          </chart:series>
          <chart:series chart:style-name="ch10" chart:values-cell-range-address="Table.B9:Table.L9" chart:label-cell-address="Table.A9:Table.A9" chart:class="chart:bar">
            <chart:data-point chart:repeated="11"/>
          </chart:series>
          <chart:series chart:style-name="ch11" chart:values-cell-range-address="Table.B10:Table.L10" chart:label-cell-address="Table.A10:Table.A10" chart:class="chart:bar">
            <chart:data-point chart:repeated="11"/>
          </chart:series>
          <chart:series chart:style-name="ch12" chart:values-cell-range-address="Table.B11:Table.L11" chart:label-cell-address="Table.A11:Table.A11" chart:class="chart:bar">
            <chart:data-point chart:repeated="11"/>
          </chart:series>
          <chart:series chart:style-name="ch13" chart:values-cell-range-address="Table.B12:Table.L12" chart:label-cell-address="Table.A12:Table.A12" chart:class="chart:bar">
            <chart:data-point chart:repeated="11"/>
          </chart:series>
          <chart:series chart:style-name="ch14" chart:values-cell-range-address="Table.B13:Table.L13" chart:label-cell-address="Table.A13:Table.A13" chart:class="chart:bar">
            <chart:data-point chart:repeated="11"/>
          </chart:series>
          <chart:series chart:style-name="ch15" chart:values-cell-range-address="Table.B14:Table.L14" chart:label-cell-address="Table.A14:Table.A14" chart:class="chart:bar">
            <chart:data-point chart:repeated="11"/>
          </chart:series>
          <chart:series chart:style-name="ch16" chart:values-cell-range-address="Table.B15:Table.L15" chart:label-cell-address="Table.A15:Table.A15" chart:class="chart:ba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L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5022">
                <text:p>5022</text:p>
                <draw:g>
                  <svg:desc>Table.B8:Table.L8</svg:desc>
                </draw:g>
              </table:table-cell>
              <table:table-cell office:value-type="float" office:value="5022">
                <text:p>5022</text:p>
              </table:table-cell>
              <table:table-cell office:value-type="float" office:value="5076">
                <text:p>5076</text:p>
              </table:table-cell>
              <table:table-cell office:value-type="float" office:value="5076">
                <text:p>5076</text:p>
              </table:table-cell>
              <table:table-cell office:value-type="float" office:value="5085">
                <text:p>5085</text:p>
              </table:table-cell>
              <table:table-cell office:value-type="float" office:value="5132">
                <text:p>5132</text:p>
              </table:table-cell>
              <table:table-cell office:value-type="float" office:value="5191">
                <text:p>5191</text:p>
              </table:table-cell>
              <table:table-cell office:value-type="float" office:value="5203">
                <text:p>5203</text:p>
              </table:table-cell>
              <table:table-cell office:value-type="float" office:value="5204">
                <text:p>5204</text:p>
              </table:table-cell>
              <table:table-cell office:value-type="float" office:value="5246">
                <text:p>5246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36">
                <text:p>836</text:p>
                <draw:g>
                  <svg:desc>Table.B9:Table.L9</svg:desc>
                </draw:g>
              </table:table-cell>
              <table:table-cell office:value-type="float" office:value="836">
                <text:p>836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57">
                <text:p>857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68">
                <text:p>86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3">
                <text:p>73</text:p>
                <draw:g>
                  <svg:desc>Table.B10:Table.L10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111">
                <text:p>111</text:p>
                <draw:g>
                  <svg:desc>Table.B11:Table.L11</svg:desc>
                </draw:g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1">
                <text:p>1</text:p>
                <draw:g>
                  <svg:desc>Table.B12:Table.L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L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39">
                <text:p>39</text:p>
                <draw:g>
                  <svg:desc>Table.B14:Table.L14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L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331cm" svg:height="10.385cm" xlink:href=".." xlink:type="simple" chart:class="chart:bar" chart:style-name="ch1">
        <chart:title svg:x="11.23cm" svg:y="0.168cm" chart:style-name="ch2">
          <text:p>Enzyme entries (enzyme.dat)</text:p>
        </chart:title>
        <chart:legend chart:legend-position="end" svg:x="27.654cm" svg:y="4.746cm" style:legend-expansion="high" chart:style-name="ch3"/>
        <chart:plot-area chart:style-name="ch4" table:cell-range-address="Table.B1:Table.L1 Table.A43:Table.L45" chart:data-source-has-labels="both" svg:x="1.966cm" svg:y="0.858cm" svg:width="24.103cm" svg:height="8.921cm">
          <chartooo:coordinate-region svg:x="2.923cm" svg:y="1.018cm" svg:width="23.146cm" svg:height="8.122cm"/>
          <chart:axis chart:dimension="x" chart:name="primary-x" chart:style-name="ch5" chartooo:axis-type="text">
            <chart:title svg:x="13.691cm" svg:y="9.89cm" chart:style-name="ch6">
              <text:p>release</text:p>
            </chart:title>
            <chart:categories table:cell-range-address="Table.B1:Table.L1"/>
          </chart:axis>
          <chart:axis chart:dimension="y" chart:name="primary-y" chart:style-name="ch7">
            <chart:title svg:x="0.666cm" svg:y="6.522cm" chart:style-name="ch8">
              <text:p>Number of entries</text:p>
            </chart:title>
            <chart:grid chart:class="major"/>
          </chart:axis>
          <chart:series chart:style-name="ch9" chart:values-cell-range-address="Table.B43:Table.L43" chart:label-cell-address="Table.A43:Table.A43" chart:class="chart:bar">
            <chart:data-point chart:repeated="11"/>
          </chart:series>
          <chart:series chart:style-name="ch10" chart:values-cell-range-address="Table.B44:Table.L44" chart:label-cell-address="Table.A44:Table.A44" chart:class="chart:bar">
            <chart:data-point chart:repeated="11"/>
          </chart:series>
          <chart:series chart:style-name="ch11" chart:values-cell-range-address="Table.B45:Table.L45" chart:label-cell-address="Table.A45:Table.A4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L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858">
                <text:p>5858</text:p>
                <draw:g>
                  <svg:desc>Table.B43:Table.L43</svg:desc>
                </draw:g>
              </table:table-cell>
              <table:table-cell office:value-type="float" office:value="5858">
                <text:p>5858</text:p>
              </table:table-cell>
              <table:table-cell office:value-type="float" office:value="5920">
                <text:p>5920</text:p>
              </table:table-cell>
              <table:table-cell office:value-type="float" office:value="5920">
                <text:p>5920</text:p>
              </table:table-cell>
              <table:table-cell office:value-type="float" office:value="5929">
                <text:p>5929</text:p>
              </table:table-cell>
              <table:table-cell office:value-type="float" office:value="5989">
                <text:p>5989</text:p>
              </table:table-cell>
              <table:table-cell office:value-type="float" office:value="6054">
                <text:p>6054</text:p>
              </table:table-cell>
              <table:table-cell office:value-type="float" office:value="6066">
                <text:p>6066</text:p>
              </table:table-cell>
              <table:table-cell office:value-type="float" office:value="6067">
                <text:p>6067</text:p>
              </table:table-cell>
              <table:table-cell office:value-type="float" office:value="6114">
                <text:p>6114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84">
                <text:p>184</text:p>
                <draw:g>
                  <svg:desc>Table.B44:Table.L44</svg:desc>
                </draw:g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1">
                <text:p>1</text:p>
                <draw:g>
                  <svg:desc>Table.B45:Table.L4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23cm" svg:height="10.567cm" xlink:href=".." xlink:type="simple" chart:class="chart:bar" chart:style-name="ch1">
        <chart:title svg:x="14.274cm" svg:y="0.159cm" chart:style-name="ch2">
          <text:p>Links (total)</text:p>
        </chart:title>
        <chart:legend chart:legend-position="end" svg:x="29.553cm" svg:y="3.279cm" style:legend-expansion="high" chart:style-name="ch3"/>
        <chart:plot-area chart:style-name="ch4" table:cell-range-address="Table.B1:Table.L1 Table.A27:Table.L32" chart:data-source-has-labels="both" svg:x="1.943cm" svg:y="0.845cm" svg:width="27.158cm" svg:height="8.339cm">
          <chartooo:coordinate-region svg:x="3.076cm" svg:y="1.04cm" svg:width="26.025cm" svg:height="7.505cm"/>
          <chart:axis chart:dimension="x" chart:name="primary-x" chart:style-name="ch5" chartooo:axis-type="text">
            <chart:title svg:x="13.953cm" svg:y="9.831cm" chart:style-name="ch6">
              <text:p>Release number</text:p>
            </chart:title>
            <chart:categories table:cell-range-address="Table.B1:Table.L1"/>
          </chart:axis>
          <chart:axis chart:dimension="y" chart:name="primary-y" chart:style-name="ch7">
            <chart:title svg:x="0.684cm" svg:y="5.998cm" chart:style-name="ch8">
              <text:p>Number of links</text:p>
            </chart:title>
            <chart:grid chart:class="major"/>
          </chart:axis>
          <chart:series chart:style-name="ch9" chart:values-cell-range-address="Table.B27:Table.L27" chart:label-cell-address="Table.A27:Table.A27" chart:class="chart:bar">
            <chart:data-point chart:repeated="11"/>
          </chart:series>
          <chart:series chart:style-name="ch10" chart:values-cell-range-address="Table.B28:Table.L28" chart:label-cell-address="Table.A28:Table.A28" chart:class="chart:bar">
            <chart:data-point chart:repeated="11"/>
          </chart:series>
          <chart:series chart:style-name="ch11" chart:values-cell-range-address="Table.B29:Table.L29" chart:label-cell-address="Table.A29:Table.A29" chart:class="chart:bar">
            <chart:data-point chart:repeated="11"/>
          </chart:series>
          <chart:series chart:style-name="ch12" chart:values-cell-range-address="Table.B30:Table.L30" chart:label-cell-address="Table.A30:Table.A30" chart:class="chart:bar">
            <chart:data-point chart:repeated="11"/>
          </chart:series>
          <chart:series chart:style-name="ch13" chart:values-cell-range-address="Table.B31:Table.L31" chart:label-cell-address="Table.A31:Table.A31" chart:class="chart:bar">
            <chart:data-point chart:repeated="11"/>
          </chart:series>
          <chart:series chart:style-name="ch14" chart:values-cell-range-address="Table.B32:Table.L32" chart:label-cell-address="Table.A32:Table.A32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L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75">
                <text:p>3375</text:p>
                <draw:g>
                  <svg:desc>Table.B27:Table.L27</svg:desc>
                </draw:g>
              </table:table-cell>
              <table:table-cell office:value-type="float" office:value="3375">
                <text:p>3375</text:p>
              </table:table-cell>
              <table:table-cell office:value-type="float" office:value="3368">
                <text:p>3368</text:p>
              </table:table-cell>
              <table:table-cell office:value-type="float" office:value="3368">
                <text:p>3368</text:p>
              </table:table-cell>
              <table:table-cell office:value-type="float" office:value="3368">
                <text:p>3368</text:p>
              </table:table-cell>
              <table:table-cell office:value-type="float" office:value="3364">
                <text:p>3364</text:p>
              </table:table-cell>
              <table:table-cell office:value-type="float" office:value="3360">
                <text:p>3360</text:p>
              </table:table-cell>
              <table:table-cell office:value-type="float" office:value="3359">
                <text:p>3359</text:p>
              </table:table-cell>
              <table:table-cell office:value-type="float" office:value="3359">
                <text:p>3359</text:p>
              </table:table-cell>
              <table:table-cell office:value-type="float" office:value="3354">
                <text:p>3354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96">
                <text:p>96</text:p>
                <draw:g>
                  <svg:desc>Table.B28:Table.L28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L29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2">
                <text:p>352</text:p>
                <draw:g>
                  <svg:desc>Table.B30:Table.L30</svg:desc>
                </draw:g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L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710">
                <text:p>710</text:p>
                <draw:g>
                  <svg:desc>Table.B32:Table.L32</svg:desc>
                </draw:g>
              </table:table-cell>
              <table:table-cell office:value-type="float" office:value="710">
                <text:p>710</text:p>
              </table:table-cell>
              <table:table-cell office:value-type="float" office:value="704">
                <text:p>704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688">
                <text:p>688</text:p>
              </table:table-cell>
              <table:table-cell office:value-type="float" office:value="684">
                <text:p>684</text:p>
              </table:table-cell>
              <table:table-cell office:value-type="float" office:value="674">
                <text:p>674</text:p>
              </table:table-cell>
              <table:table-cell office:value-type="float" office:value="671">
                <text:p>6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238cm" svg:height="10.171cm" xlink:href=".." xlink:type="simple" chart:class="chart:bar" chart:row-mapping="3 2 1 0" chart:style-name="ch1">
        <chart:title svg:x="12.872cm" svg:y="0.339cm" chart:style-name="ch2">
          <text:p>Cross-references (unique)</text:p>
        </chart:title>
        <chart:legend chart:legend-position="end" svg:x="27.775cm" svg:y="3.951cm" style:legend-expansion="high" chart:style-name="ch3"/>
        <chart:plot-area chart:style-name="ch4" table:cell-range-address="Table.B1:Table.L1 Table.A22:Table.L25" chart:data-source-has-labels="both" svg:x="2.015cm" svg:y="0.902cm" svg:width="25.217cm" svg:height="8.804cm">
          <chartooo:coordinate-region svg:x="3.607cm" svg:y="1.097cm" svg:width="23.625cm" svg:height="7.97cm"/>
          <chart:axis chart:dimension="x" chart:name="primary-x" chart:style-name="ch5" chartooo:axis-type="text">
            <chart:categories table:cell-range-address="Table.B1:Table.L1"/>
          </chart:axis>
          <chart:axis chart:dimension="y" chart:name="primary-y" chart:style-name="ch6">
            <chart:title svg:x="0.64cm" svg:y="7.708cm" chart:style-name="ch7">
              <text:p>Unique external entries</text:p>
            </chart:title>
            <chart:grid chart:class="major"/>
          </chart:axis>
          <chart:series chart:style-name="ch8" chart:values-cell-range-address="Table.B25:Table.L25" chart:label-cell-address="Table.A25:Table.A25" chart:class="chart:bar">
            <chart:data-point chart:repeated="11"/>
          </chart:series>
          <chart:series chart:style-name="ch9" chart:values-cell-range-address="Table.B24:Table.L24" chart:label-cell-address="Table.A24:Table.A24" chart:class="chart:bar">
            <chart:data-point chart:repeated="11"/>
          </chart:series>
          <chart:series chart:style-name="ch10" chart:values-cell-range-address="Table.B23:Table.L23" chart:label-cell-address="Table.A23:Table.A23" chart:class="chart:bar">
            <chart:data-point chart:repeated="11"/>
          </chart:series>
          <chart:series chart:style-name="ch11" chart:values-cell-range-address="Table.B22:Table.L22" chart:label-cell-address="Table.A22:Table.A2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L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08827">
                <text:p>208827</text:p>
                <draw:g>
                  <svg:desc>Table.B25:Table.L25</svg:desc>
                </draw:g>
              </table:table-cell>
              <table:table-cell office:value-type="float" office:value="209369">
                <text:p>209369</text:p>
              </table:table-cell>
              <table:table-cell office:value-type="float" office:value="209091">
                <text:p>209091</text:p>
              </table:table-cell>
              <table:table-cell office:value-type="float" office:value="209205">
                <text:p>209205</text:p>
              </table:table-cell>
              <table:table-cell office:value-type="float" office:value="210424">
                <text:p>210424</text:p>
              </table:table-cell>
              <table:table-cell office:value-type="float" office:value="210337">
                <text:p>210337</text:p>
              </table:table-cell>
              <table:table-cell office:value-type="float" office:value="210037">
                <text:p>210037</text:p>
              </table:table-cell>
              <table:table-cell office:value-type="float" office:value="210041">
                <text:p>210041</text:p>
              </table:table-cell>
              <table:table-cell office:value-type="float" office:value="212487">
                <text:p>212487</text:p>
              </table:table-cell>
              <table:table-cell office:value-type="float" office:value="212484">
                <text:p>212484</text:p>
              </table:table-cell>
              <table:table-cell office:value-type="float" office:value="212590">
                <text:p>212590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L24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975">
                <text:p>3975</text:p>
                <draw:g>
                  <svg:desc>Table.B23:Table.L23</svg:desc>
                </draw:g>
              </table:table-cell>
              <table:table-cell office:value-type="float" office:value="3975">
                <text:p>3975</text:p>
              </table:table-cell>
              <table:table-cell office:value-type="float" office:value="3968">
                <text:p>3968</text:p>
              </table:table-cell>
              <table:table-cell office:value-type="float" office:value="3970">
                <text:p>3970</text:p>
              </table:table-cell>
              <table:table-cell office:value-type="float" office:value="3973">
                <text:p>3973</text:p>
              </table:table-cell>
              <table:table-cell office:value-type="float" office:value="3969">
                <text:p>3969</text:p>
              </table:table-cell>
              <table:table-cell office:value-type="float" office:value="3962">
                <text:p>3962</text:p>
              </table:table-cell>
              <table:table-cell office:value-type="float" office:value="3962">
                <text:p>3962</text:p>
              </table:table-cell>
              <table:table-cell office:value-type="float" office:value="3962">
                <text:p>3962</text:p>
              </table:table-cell>
              <table:table-cell office:value-type="float" office:value="3958">
                <text:p>3958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544">
                <text:p>544</text:p>
                <draw:g>
                  <svg:desc>Table.B22:Table.L22</svg:desc>
                </draw:g>
              </table:table-cell>
              <table:table-cell office:value-type="float" office:value="544">
                <text:p>544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55">
                <text:p>555</text:p>
              </table:table-cell>
              <table:table-cell office:value-type="float" office:value="560">
                <text:p>5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25cm" svg:height="10.464cm" xlink:href=".." xlink:type="simple" chart:class="chart:bar" chart:row-mapping="3 2 1 0" chart:style-name="ch1">
        <chart:title svg:x="13.125cm" svg:y="0.345cm" chart:style-name="ch2">
          <text:p>Cross-references (total)</text:p>
        </chart:title>
        <chart:legend chart:legend-position="end" svg:x="27.405cm" svg:y="4.433cm" style:legend-expansion="high" chart:style-name="ch3"/>
        <chart:plot-area chart:style-name="ch4" table:cell-range-address="Table.B1:Table.L1 Table.A17:Table.L20" chart:data-source-has-labels="both" svg:x="2.031cm" svg:y="0.931cm" svg:width="25.196cm" svg:height="9.059cm">
          <chartooo:coordinate-region svg:x="3.623cm" svg:y="1.126cm" svg:width="23.604cm" svg:height="8.225cm"/>
          <chart:axis chart:dimension="x" chart:name="primary-x" chart:style-name="ch5" chartooo:axis-type="text">
            <chart:categories table:cell-range-address="Table.B1:Table.L1"/>
          </chart:axis>
          <chart:axis chart:dimension="y" chart:name="primary-y" chart:style-name="ch6">
            <chart:title svg:x="0.641cm" svg:y="7.598cm" chart:style-name="ch7">
              <text:p>Total cross references</text:p>
            </chart:title>
            <chart:grid chart:class="major"/>
          </chart:axis>
          <chart:series chart:style-name="ch8" chart:values-cell-range-address="Table.B20:Table.L20" chart:label-cell-address="Table.A20:Table.A20" chart:class="chart:bar">
            <chart:data-point chart:repeated="11"/>
          </chart:series>
          <chart:series chart:style-name="ch9" chart:values-cell-range-address="Table.B19:Table.L19" chart:label-cell-address="Table.A19:Table.A19" chart:class="chart:bar">
            <chart:data-point chart:repeated="11"/>
          </chart:series>
          <chart:series chart:style-name="ch10" chart:values-cell-range-address="Table.B18:Table.L18" chart:label-cell-address="Table.A18:Table.A18" chart:class="chart:bar">
            <chart:data-point chart:repeated="11"/>
          </chart:series>
          <chart:series chart:style-name="ch11" chart:values-cell-range-address="Table.B17:Table.L17" chart:label-cell-address="Table.A17:Table.A17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L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19639">
                <text:p>219639</text:p>
                <draw:g>
                  <svg:desc>Table.B20:Table.L20</svg:desc>
                </draw:g>
              </table:table-cell>
              <table:table-cell office:value-type="float" office:value="220337">
                <text:p>220337</text:p>
              </table:table-cell>
              <table:table-cell office:value-type="float" office:value="220070">
                <text:p>220070</text:p>
              </table:table-cell>
              <table:table-cell office:value-type="float" office:value="220197">
                <text:p>220197</text:p>
              </table:table-cell>
              <table:table-cell office:value-type="float" office:value="221467">
                <text:p>221467</text:p>
              </table:table-cell>
              <table:table-cell office:value-type="float" office:value="221394">
                <text:p>221394</text:p>
              </table:table-cell>
              <table:table-cell office:value-type="float" office:value="221105">
                <text:p>221105</text:p>
              </table:table-cell>
              <table:table-cell office:value-type="float" office:value="221109">
                <text:p>221109</text:p>
              </table:table-cell>
              <table:table-cell office:value-type="float" office:value="224018">
                <text:p>224018</text:p>
              </table:table-cell>
              <table:table-cell office:value-type="float" office:value="224015">
                <text:p>224015</text:p>
              </table:table-cell>
              <table:table-cell office:value-type="float" office:value="224132">
                <text:p>224132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2">
                <text:p>1442</text:p>
                <draw:g>
                  <svg:desc>Table.B19:Table.L19</svg:desc>
                </draw:g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4002">
                <text:p>4002</text:p>
                <draw:g>
                  <svg:desc>Table.B18:Table.L18</svg:desc>
                </draw:g>
              </table:table-cell>
              <table:table-cell office:value-type="float" office:value="4002">
                <text:p>4002</text:p>
              </table:table-cell>
              <table:table-cell office:value-type="float" office:value="3995">
                <text:p>3995</text:p>
              </table:table-cell>
              <table:table-cell office:value-type="float" office:value="3997">
                <text:p>3997</text:p>
              </table:table-cell>
              <table:table-cell office:value-type="float" office:value="4000">
                <text:p>4000</text:p>
              </table:table-cell>
              <table:table-cell office:value-type="float" office:value="3996">
                <text:p>3996</text:p>
              </table:table-cell>
              <table:table-cell office:value-type="float" office:value="3988">
                <text:p>3988</text:p>
              </table:table-cell>
              <table:table-cell office:value-type="float" office:value="3988">
                <text:p>3988</text:p>
              </table:table-cell>
              <table:table-cell office:value-type="float" office:value="3988">
                <text:p>3988</text:p>
              </table:table-cell>
              <table:table-cell office:value-type="float" office:value="3983">
                <text:p>3983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690">
                <text:p>1690</text:p>
                <draw:g>
                  <svg:desc>Table.B17:Table.L17</svg:desc>
                </draw:g>
              </table:table-cell>
              <table:table-cell office:value-type="float" office:value="1690">
                <text:p>1690</text:p>
              </table:table-cell>
              <table:table-cell office:value-type="float" office:value="1708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1709">
                <text:p>1709</text:p>
              </table:table-cell>
              <table:table-cell office:value-type="float" office:value="1711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1715">
                <text:p>1715</text:p>
              </table:table-cell>
              <table:table-cell office:value-type="float" office:value="1725">
                <text:p>17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489cm" svg:height="10.817cm" xlink:href=".." xlink:type="simple" chart:class="chart:line" chart:style-name="ch1">
        <chart:plot-area chart:style-name="ch2" table:cell-range-address="Table.B1:Table.L1 Table.B6:Table.L6" chart:data-source-has-labels="row" svg:x="2.104cm" svg:y="0.236cm" svg:width="27.998cm" svg:height="9.202cm">
          <chartooo:coordinate-region svg:x="3.484cm" svg:y="0.431cm" svg:width="26.388cm" svg:height="8.368cm"/>
          <chart:axis chart:dimension="x" chart:name="primary-x" chart:style-name="ch3" chartooo:axis-type="text">
            <chart:title svg:x="13.841cm" svg:y="10.03cm" chart:style-name="ch4">
              <text:p>Release number</text:p>
            </chart:title>
            <chart:categories table:cell-range-address="Table.B1:Table.L1"/>
          </chart:axis>
          <chart:axis chart:dimension="y" chart:name="primary-y" chart:style-name="ch5">
            <chart:title svg:x="0.624cm" svg:y="7.623cm" chart:style-name="ch6">
              <text:p>Number of synonyms</text:p>
            </chart:title>
            <chart:grid chart:class="major"/>
          </chart:axis>
          <chart:series chart:style-name="ch7" chart:values-cell-range-address="Table.B6:Table.L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L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9432">
                <text:p>19432</text:p>
                <draw:g>
                  <svg:desc>Table.B6:Table.L6</svg:desc>
                </draw:g>
              </table:table-cell>
              <table:table-cell office:value-type="float" office:value="19432">
                <text:p>19432</text:p>
              </table:table-cell>
              <table:table-cell office:value-type="float" office:value="19534">
                <text:p>19534</text:p>
              </table:table-cell>
              <table:table-cell office:value-type="float" office:value="19535">
                <text:p>19535</text:p>
              </table:table-cell>
              <table:table-cell office:value-type="float" office:value="19556">
                <text:p>19556</text:p>
              </table:table-cell>
              <table:table-cell office:value-type="float" office:value="19677">
                <text:p>19677</text:p>
              </table:table-cell>
              <table:table-cell office:value-type="float" office:value="19844">
                <text:p>19844</text:p>
              </table:table-cell>
              <table:table-cell office:value-type="float" office:value="19877">
                <text:p>19877</text:p>
              </table:table-cell>
              <table:table-cell office:value-type="float" office:value="19889">
                <text:p>19889</text:p>
              </table:table-cell>
              <table:table-cell office:value-type="float" office:value="20007">
                <text:p>20007</text:p>
              </table:table-cell>
              <table:table-cell office:value-type="float" office:value="20021">
                <text:p>200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